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7A000005793AECEDDCF92AFB0D.png" manifest:media-type="image/png"/>
  <manifest:file-entry manifest:full-path="Pictures/100000000000057A000005794B2B9381AD98FBD2.pdf" manifest:media-type="application/pdf"/>
  <manifest:file-entry manifest:full-path="Pictures/100002010000048E00000213A0F70643CF1B61F2.png" manifest:media-type="image/png"/>
  <manifest:file-entry manifest:full-path="Pictures/10000201000002EF000001B7D6F6FC9F04F78BE0.png" manifest:media-type="image/png"/>
  <manifest:file-entry manifest:full-path="Pictures/100002010000043800000191ACFF438BC07AFB67.png" manifest:media-type="image/png"/>
  <manifest:file-entry manifest:full-path="Pictures/10000201000003D0000001B72595C81F381B7BB5.png" manifest:media-type="image/png"/>
  <manifest:file-entry manifest:full-path="Pictures/1000020100000385000001B7C192810580C9213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paragraph-properties fo:text-align="justify" style:justify-single-word="false"/>
      <style:text-properties fo:language="fr" fo:country="FR"/>
    </style:style>
    <style:style style:name="P3" style:family="paragraph" style:parent-style-name="Standard">
      <style:paragraph-properties fo:text-align="justify" style:justify-single-word="false"/>
    </style:style>
    <style:style style:name="P4" style:family="paragraph" style:parent-style-name="Standard">
      <style:paragraph-properties fo:margin-top="0cm" fo:margin-bottom="0.353cm" loext:contextual-spacing="false" fo:line-height="115%" fo:orphans="0" fo:widows="0"/>
    </style:style>
    <style:style style:name="P5" style:family="paragraph" style:parent-style-name="Standard">
      <style:paragraph-properties fo:margin-top="0cm" fo:margin-bottom="0.353cm" loext:contextual-spacing="false" fo:line-height="115%" fo:orphans="0" fo:widows="0"/>
      <style:text-properties style:font-name="Calibri" fo:font-size="14pt" fo:language="fr" fo:country="FR" style:letter-kerning="false" style:font-name-asian="Calibri1" style:font-size-asian="14pt" style:font-name-complex="Calibri1" style:font-size-complex="14pt"/>
    </style:style>
    <style:style style:name="P6" style:family="paragraph" style:parent-style-name="Standard">
      <style:paragraph-properties fo:margin-top="0cm" fo:margin-bottom="0.353cm" loext:contextual-spacing="false" fo:line-height="115%" fo:orphans="0" fo:widows="0"/>
      <style:text-properties style:font-name="Calibri" fo:language="fr" fo:country="FR" style:letter-kerning="false" style:font-name-complex="Calibri1"/>
    </style:style>
    <style:style style:name="P7" style:family="paragraph" style:parent-style-name="Standard">
      <style:paragraph-properties fo:margin-top="0cm" fo:margin-bottom="0.353cm" loext:contextual-spacing="false" fo:line-height="115%" fo:orphans="0" fo:widows="0"/>
      <style:text-properties fo:font-size="14pt" fo:language="fr" fo:country="FR" style:letter-kerning="false" style:font-size-asian="14pt" style:font-name-complex="Calibri1" style:font-size-complex="14pt"/>
    </style:style>
    <style:style style:name="P8" style:family="paragraph" style:parent-style-name="Standard">
      <style:paragraph-properties fo:margin-top="0cm" fo:margin-bottom="0.353cm" loext:contextual-spacing="false" fo:line-height="115%" fo:orphans="0" fo:widows="0"/>
      <style:text-properties fo:language="fr" fo:country="FR" style:letter-kerning="false" style:font-name-complex="Calibri1"/>
    </style:style>
    <style:style style:name="P9" style:family="paragraph" style:parent-style-name="Heading_20_1">
      <style:text-properties fo:language="fr" fo:country="FR" style:text-underline-style="solid" style:text-underline-width="auto" style:text-underline-color="font-color"/>
    </style:style>
    <style:style style:name="P10" style:family="paragraph" style:parent-style-name="Heading_20_2">
      <style:text-properties style:text-underline-style="solid" style:text-underline-width="auto" style:text-underline-color="font-color"/>
    </style:style>
    <style:style style:name="P11" style:family="paragraph" style:parent-style-name="Heading_20_2" style:list-style-name="WWNum1">
      <style:text-properties fo:language="fr" fo:country="FR"/>
    </style:style>
    <style:style style:name="P12" style:family="paragraph" style:parent-style-name="Heading_20_2">
      <style:paragraph-properties fo:margin-top="0cm" fo:margin-bottom="0.353cm" loext:contextual-spacing="false" fo:line-height="115%" fo:orphans="0" fo:widows="0"/>
      <style:text-properties fo:font-size="14pt" fo:language="fr" fo:country="FR" officeooo:paragraph-rsid="00256794" style:letter-kerning="false" style:font-size-asian="14pt" style:font-name-complex="Calibri1" style:font-size-complex="14pt"/>
    </style:style>
    <style:style style:name="P13" style:family="paragraph" style:parent-style-name="Standard" style:master-page-name="Standard">
      <style:paragraph-properties fo:margin-top="0cm" fo:margin-bottom="0.353cm" loext:contextual-spacing="false" fo:line-height="115%" fo:text-align="center" style:justify-single-word="false" fo:orphans="0" fo:widows="0" style:page-number="auto"/>
      <style:text-properties fo:font-size="20pt" fo:language="fr" fo:country="FR" style:text-underline-style="solid" style:text-underline-width="auto" style:text-underline-color="font-color" fo:font-weight="bold" style:letter-kerning="false" style:font-size-asian="20pt" style:font-weight-asian="bold" style:font-name-complex="Calibri1" style:font-size-complex="20pt" style:font-weight-complex="bold"/>
    </style:style>
    <style:style style:name="P14" style:family="paragraph" style:parent-style-name="Standard">
      <style:paragraph-properties fo:margin-top="0cm" fo:margin-bottom="0.353cm" loext:contextual-spacing="false" fo:line-height="115%" fo:orphans="0" fo:widows="0"/>
    </style:style>
    <style:style style:name="P15" style:family="paragraph" style:parent-style-name="Standard">
      <style:paragraph-properties fo:margin-top="0cm" fo:margin-bottom="0.353cm" loext:contextual-spacing="false" fo:line-height="115%" fo:orphans="0" fo:widows="0"/>
      <style:text-properties officeooo:paragraph-rsid="00234a2e"/>
    </style:style>
    <style:style style:name="P16" style:family="paragraph" style:parent-style-name="Standard">
      <style:paragraph-properties fo:margin-top="0cm" fo:margin-bottom="0.353cm" loext:contextual-spacing="false" fo:line-height="115%" fo:orphans="0" fo:widows="0"/>
      <style:text-properties officeooo:paragraph-rsid="000d4da2"/>
    </style:style>
    <style:style style:name="P17" style:family="paragraph" style:parent-style-name="Standard">
      <style:paragraph-properties fo:margin-top="0cm" fo:margin-bottom="0.353cm" loext:contextual-spacing="false" fo:line-height="115%" fo:orphans="0" fo:widows="0"/>
      <style:text-properties officeooo:paragraph-rsid="002abf43"/>
    </style:style>
    <style:style style:name="P18" style:family="paragraph" style:parent-style-name="Standard">
      <style:paragraph-properties fo:margin-top="0cm" fo:margin-bottom="0.353cm" loext:contextual-spacing="false" fo:line-height="115%" fo:text-align="justify" style:justify-single-word="false" fo:orphans="0" fo:widows="0"/>
      <style:text-properties officeooo:paragraph-rsid="00234a2e"/>
    </style:style>
    <style:style style:name="P19" style:family="paragraph" style:parent-style-name="Standard">
      <style:paragraph-properties fo:margin-top="0cm" fo:margin-bottom="0.353cm" loext:contextual-spacing="false" fo:line-height="115%" fo:orphans="0" fo:widows="0"/>
      <style:text-properties fo:language="fr" fo:country="FR" style:letter-kerning="false" style:font-name-complex="Calibri1"/>
    </style:style>
    <style:style style:name="P20" style:family="paragraph" style:parent-style-name="Standard">
      <style:paragraph-properties fo:margin-top="0cm" fo:margin-bottom="0.353cm" loext:contextual-spacing="false" fo:line-height="115%" fo:orphans="0" fo:widows="0"/>
      <style:text-properties fo:language="fr" fo:country="FR" officeooo:paragraph-rsid="000d4da2" style:letter-kerning="false" style:font-name-complex="Calibri1"/>
    </style:style>
    <style:style style:name="P21" style:family="paragraph" style:parent-style-name="Standard">
      <style:paragraph-properties fo:margin-top="0cm" fo:margin-bottom="0.353cm" loext:contextual-spacing="false" fo:line-height="115%" fo:orphans="0" fo:widows="0"/>
      <style:text-properties fo:font-size="14pt" fo:language="fr" fo:country="FR" style:letter-kerning="false" style:font-size-asian="14pt" style:font-name-complex="Calibri1" style:font-size-complex="14pt"/>
    </style:style>
    <style:style style:name="P22" style:family="paragraph" style:parent-style-name="Standard">
      <style:paragraph-properties fo:margin-top="0cm" fo:margin-bottom="0.353cm" loext:contextual-spacing="false" fo:line-height="115%" fo:orphans="0" fo:widows="0"/>
      <style:text-properties fo:font-size="14pt" fo:language="fr" fo:country="FR" officeooo:paragraph-rsid="0027e924" style:letter-kerning="false" style:font-size-asian="14pt" style:font-name-complex="Calibri1" style:font-size-complex="14pt"/>
    </style:style>
    <style:style style:name="P23" style:family="paragraph" style:parent-style-name="Standard">
      <style:paragraph-properties fo:margin-top="0cm" fo:margin-bottom="0.353cm" loext:contextual-spacing="false" fo:line-height="115%" fo:orphans="0" fo:widows="0"/>
      <style:text-properties style:font-name="Calibri" fo:font-size="14pt" fo:language="fr" fo:country="FR" style:letter-kerning="false" style:font-size-asian="14pt" style:font-name-complex="Calibri1" style:font-size-complex="14pt"/>
    </style:style>
    <style:style style:name="P24" style:family="paragraph" style:parent-style-name="Standard">
      <style:paragraph-properties fo:margin-top="0cm" fo:margin-bottom="0.353cm" loext:contextual-spacing="false" fo:line-height="115%" fo:orphans="0" fo:widows="0"/>
      <style:text-properties style:font-name="Calibri" fo:font-size="11pt" fo:language="fr" fo:country="FR" style:letter-kerning="false" style:font-size-asian="11pt" style:font-name-complex="Calibri1" style:font-size-complex="11pt"/>
    </style:style>
    <style:style style:name="P25" style:family="paragraph" style:parent-style-name="Standard">
      <style:paragraph-properties fo:margin-top="0cm" fo:margin-bottom="0.353cm" loext:contextual-spacing="false" fo:line-height="115%" fo:orphans="0" fo:widows="0"/>
      <style:text-properties fo:font-size="11pt" fo:language="fr" fo:country="FR" style:letter-kerning="false" style:font-size-asian="11pt" style:font-name-complex="Calibri1" style:font-size-complex="11pt"/>
    </style:style>
    <style:style style:name="P26" style:family="paragraph" style:parent-style-name="Standard">
      <style:paragraph-properties fo:margin-top="0cm" fo:margin-bottom="0.353cm" loext:contextual-spacing="false" fo:line-height="115%" fo:orphans="0" fo:widows="0"/>
      <style:text-properties fo:font-size="11pt" fo:language="fr" fo:country="FR" officeooo:paragraph-rsid="0027e924" style:letter-kerning="false" style:font-size-asian="11pt" style:font-name-complex="Calibri1" style:font-size-complex="11pt"/>
    </style:style>
    <style:style style:name="P27" style:family="paragraph" style:parent-style-name="Standard">
      <style:paragraph-properties fo:margin-top="0cm" fo:margin-bottom="0.353cm" loext:contextual-spacing="false" fo:line-height="115%" fo:orphans="0" fo:widows="0"/>
      <style:text-properties fo:font-size="11pt" fo:language="fr" fo:country="FR" officeooo:paragraph-rsid="00170c4d" style:letter-kerning="false" style:font-size-asian="11pt" style:font-name-complex="Calibri1" style:font-size-complex="11pt"/>
    </style:style>
    <style:style style:name="P28" style:family="paragraph" style:parent-style-name="Standard">
      <style:paragraph-properties fo:margin-top="0cm" fo:margin-bottom="0.353cm" loext:contextual-spacing="false" fo:line-height="115%" fo:orphans="0" fo:widows="0"/>
      <style:text-properties fo:font-size="11pt" officeooo:paragraph-rsid="0027e924" style:font-size-asian="11pt" style:font-size-complex="11pt"/>
    </style:style>
    <style:style style:name="P29" style:family="paragraph" style:parent-style-name="Standard">
      <style:paragraph-properties fo:margin-top="0cm" fo:margin-bottom="0.353cm" loext:contextual-spacing="false" fo:line-height="115%" fo:orphans="0" fo:widows="0"/>
      <style:text-properties fo:font-size="11pt" officeooo:paragraph-rsid="001bcbe3" style:font-size-asian="11pt" style:font-size-complex="11pt"/>
    </style:style>
    <style:style style:name="P30" style:family="paragraph" style:parent-style-name="Standard">
      <style:paragraph-properties fo:margin-top="0cm" fo:margin-bottom="0.353cm" loext:contextual-spacing="false" fo:line-height="115%" fo:orphans="0" fo:widows="0"/>
      <style:text-properties fo:font-size="11pt" officeooo:paragraph-rsid="002abf43" style:font-size-asian="11pt" style:font-size-complex="11pt"/>
    </style:style>
    <style:style style:name="P31" style:family="paragraph" style:parent-style-name="Standard">
      <style:paragraph-properties fo:margin-top="0cm" fo:margin-bottom="0.353cm" loext:contextual-spacing="false" fo:line-height="115%" fo:orphans="0" fo:widows="0"/>
      <style:text-properties fo:font-size="11pt" officeooo:rsid="001bcbe3" officeooo:paragraph-rsid="001bcbe3" style:font-size-asian="11pt" style:font-size-complex="11pt"/>
    </style:style>
    <style:style style:name="P32" style:family="paragraph" style:parent-style-name="Standard">
      <style:text-properties fo:language="fr" fo:country="FR" officeooo:paragraph-rsid="002abf43"/>
    </style:style>
    <style:style style:name="T1" style:family="text">
      <style:text-properties fo:language="fr" fo:country="FR" style:text-underline-style="solid" style:text-underline-width="auto" style:text-underline-color="font-color" officeooo:rsid="00256794"/>
    </style:style>
    <style:style style:name="T2" style:family="text">
      <style:text-properties fo:language="fr" fo:country="FR" style:text-underline-style="solid" style:text-underline-width="auto" style:text-underline-color="font-color" officeooo:rsid="002c6366"/>
    </style:style>
    <style:style style:name="T3" style:family="text">
      <style:text-properties fo:language="fr" fo:country="FR" style:letter-kerning="false" style:font-name-complex="Calibri1"/>
    </style:style>
    <style:style style:name="T4" style:family="text">
      <style:text-properties fo:language="fr" fo:country="FR" officeooo:rsid="00131a00" style:letter-kerning="false" style:font-name-complex="Calibri1"/>
    </style:style>
    <style:style style:name="T5" style:family="text">
      <style:text-properties fo:language="fr" fo:country="FR" officeooo:rsid="0027e924" style:letter-kerning="false" style:font-name-complex="Calibri1"/>
    </style:style>
    <style:style style:name="T6" style:family="text">
      <style:text-properties fo:language="fr" fo:country="FR" officeooo:rsid="00147d9b" style:letter-kerning="false" style:font-name-complex="Calibri1"/>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256794"/>
    </style:style>
    <style:style style:name="T9" style:family="text">
      <style:text-properties style:text-underline-style="solid" style:text-underline-width="auto" style:text-underline-color="font-color" officeooo:rsid="0026714c"/>
    </style:style>
    <style:style style:name="T10" style:family="text">
      <style:text-properties fo:font-size="14pt" fo:language="fr" fo:country="FR" style:letter-kerning="false" style:font-size-asian="14pt" style:font-name-complex="Calibri1" style:font-size-complex="14pt"/>
    </style:style>
    <style:style style:name="T11" style:family="text">
      <style:text-properties fo:font-size="14pt" fo:language="fr" fo:country="FR" officeooo:rsid="00131a00" style:letter-kerning="false" style:font-size-asian="14pt" style:font-name-complex="Calibri1" style:font-size-complex="14pt"/>
    </style:style>
    <style:style style:name="T12" style:family="text">
      <style:text-properties fo:font-size="14pt" fo:language="fr" fo:country="FR" officeooo:rsid="00147d9b" style:letter-kerning="false" style:font-size-asian="14pt" style:font-name-complex="Calibri1" style:font-size-complex="14pt"/>
    </style:style>
    <style:style style:name="T13" style:family="text">
      <style:text-properties fo:font-size="14pt" fo:language="fr" fo:country="FR" officeooo:rsid="0027e924" style:letter-kerning="false" style:font-size-asian="14pt" style:font-name-complex="Calibri1" style:font-size-complex="14pt"/>
    </style:style>
    <style:style style:name="T14" style:family="text">
      <style:text-properties style:use-window-font-color="true" style:font-name="Calibri" fo:font-size="14pt" fo:language="fr" fo:country="FR" officeooo:rsid="0013a4ac" style:letter-kerning="false" style:font-name-asian="Segoe UI" style:font-size-asian="14pt" style:language-asian="zh" style:country-asian="CN" style:font-name-complex="Calibri1" style:font-size-complex="14pt" style:language-complex="ar" style:country-complex="SA"/>
    </style:style>
    <style:style style:name="T15" style:family="text">
      <style:text-properties style:use-window-font-color="true" style:font-name="Calibri" fo:font-size="14pt" fo:language="fr" fo:country="FR" officeooo:rsid="00147d9b" style:letter-kerning="false" style:font-name-asian="Segoe UI" style:font-size-asian="14pt" style:language-asian="zh" style:country-asian="CN" style:font-name-complex="Calibri1" style:font-size-complex="14pt" style:language-complex="ar" style:country-complex="SA"/>
    </style:style>
    <style:style style:name="T16" style:family="text">
      <style:text-properties style:use-window-font-color="true" style:font-name="Calibri" fo:font-size="14pt" fo:language="fr" fo:country="FR" officeooo:rsid="001670fe" style:letter-kerning="false" style:font-name-asian="Segoe UI" style:font-size-asian="14pt" style:language-asian="zh" style:country-asian="CN" style:font-name-complex="Calibri1" style:font-size-complex="14pt" style:language-complex="ar" style:country-complex="SA"/>
    </style:style>
    <style:style style:name="T17" style:family="text">
      <style:text-properties style:use-window-font-color="true" style:font-name="Calibri" fo:font-size="14pt" fo:language="fr" fo:country="FR" style:letter-kerning="false" style:font-name-asian="DejaVu Sans" style:font-size-asian="14pt" style:language-asian="zh" style:country-asian="CN" style:font-name-complex="Calibri1" style:font-size-complex="14pt" style:language-complex="ar" style:country-complex="SA"/>
    </style:style>
    <style:style style:name="T18" style:family="text">
      <style:text-properties style:use-window-font-color="true" style:font-name="Calibri" fo:font-size="14pt" fo:language="fr" fo:country="FR" officeooo:rsid="00156633" style:letter-kerning="false" style:font-name-asian="DejaVu Sans" style:font-size-asian="14pt" style:language-asian="zh" style:country-asian="CN" style:font-name-complex="Calibri1" style:font-size-complex="14pt" style:language-complex="ar" style:country-complex="SA"/>
    </style:style>
    <style:style style:name="T19" style:family="text">
      <style:text-properties style:use-window-font-color="true" style:font-name="Calibri" fo:font-size="14pt" fo:language="fr" fo:country="FR" officeooo:rsid="00168ad5" style:letter-kerning="false" style:font-name-asian="DejaVu Sans" style:font-size-asian="14pt" style:language-asian="zh" style:country-asian="CN" style:font-name-complex="Calibri1" style:font-size-complex="14pt" style:language-complex="ar" style:country-complex="SA"/>
    </style:style>
    <style:style style:name="T20" style:family="text">
      <style:text-properties style:use-window-font-color="true" style:font-name="Calibri" fo:font-size="14pt" fo:language="fr" fo:country="FR" officeooo:rsid="00173b2e" style:letter-kerning="false" style:font-name-asian="DejaVu Sans" style:font-size-asian="14pt" style:language-asian="zh" style:country-asian="CN" style:font-name-complex="Calibri1" style:font-size-complex="14pt" style:language-complex="ar" style:country-complex="SA"/>
    </style:style>
    <style:style style:name="T21" style:family="text">
      <style:text-properties style:use-window-font-color="true" style:font-name="Calibri" fo:font-size="14pt" fo:language="fr" fo:country="FR" officeooo:rsid="001534b5" style:letter-kerning="false" style:font-name-asian="DejaVu Sans" style:font-size-asian="14pt" style:language-asian="zh" style:country-asian="CN" style:font-name-complex="Calibri1" style:font-size-complex="14pt" style:language-complex="ar" style:country-complex="SA"/>
    </style:style>
    <style:style style:name="T22" style:family="text">
      <style:text-properties style:use-window-font-color="true" style:font-name="Calibri" fo:language="fr" fo:country="FR" officeooo:rsid="001670fe" style:letter-kerning="false" style:font-name-asian="Segoe UI" style:language-asian="zh" style:country-asian="CN" style:font-name-complex="Calibri1" style:language-complex="ar" style:country-complex="SA"/>
    </style:style>
    <style:style style:name="T23" style:family="text">
      <style:text-properties style:use-window-font-color="true" style:font-name="Calibri" fo:language="fr" fo:country="FR" officeooo:rsid="0013a4ac" style:letter-kerning="false" style:font-name-asian="Segoe UI" style:language-asian="zh" style:country-asian="CN" style:font-name-complex="Calibri1" style:language-complex="ar" style:country-complex="SA"/>
    </style:style>
    <style:style style:name="T24" style:family="text">
      <style:text-properties style:use-window-font-color="true" style:font-name="Calibri" fo:language="fr" fo:country="FR" officeooo:rsid="00147d9b" style:letter-kerning="false" style:font-name-asian="Segoe UI" style:language-asian="zh" style:country-asian="CN" style:font-name-complex="Calibri1" style:language-complex="ar" style:country-complex="SA"/>
    </style:style>
    <style:style style:name="T25" style:family="text">
      <style:text-properties style:use-window-font-color="true" style:font-name="Calibri" fo:language="fr" fo:country="FR" style:letter-kerning="false" style:font-name-asian="DejaVu Sans" style:language-asian="zh" style:country-asian="CN" style:font-name-complex="Calibri1" style:language-complex="ar" style:country-complex="SA"/>
    </style:style>
    <style:style style:name="T26" style:family="text">
      <style:text-properties style:use-window-font-color="true" style:font-name="Calibri" fo:language="fr" fo:country="FR" officeooo:rsid="001534b5" style:letter-kerning="false" style:font-name-asian="DejaVu Sans" style:language-asian="zh" style:country-asian="CN" style:font-name-complex="Calibri1" style:language-complex="ar" style:country-complex="SA"/>
    </style:style>
    <style:style style:name="T27" style:family="text">
      <style:text-properties style:use-window-font-color="true" style:font-name="Calibri" fo:language="fr" fo:country="FR" officeooo:rsid="00156633" style:letter-kerning="false" style:font-name-asian="DejaVu Sans" style:language-asian="zh" style:country-asian="CN" style:font-name-complex="Calibri1" style:language-complex="ar" style:country-complex="SA"/>
    </style:style>
    <style:style style:name="T28" style:family="text">
      <style:text-properties style:use-window-font-color="true" style:font-name="Calibri" fo:language="fr" fo:country="FR" officeooo:rsid="00168ad5" style:letter-kerning="false" style:font-name-asian="DejaVu Sans" style:language-asian="zh" style:country-asian="CN" style:font-name-complex="Calibri1" style:language-complex="ar" style:country-complex="SA"/>
    </style:style>
    <style:style style:name="T29" style:family="text">
      <style:text-properties style:use-window-font-color="true" style:font-name="Calibri" fo:language="fr" fo:country="FR" officeooo:rsid="00173b2e" style:letter-kerning="false" style:font-name-asian="DejaVu Sans" style:language-asian="zh" style:country-asian="CN" style:font-name-complex="Calibri1" style:language-complex="ar" style:country-complex="SA"/>
    </style:style>
    <style:style style:name="T30" style:family="text">
      <style:text-properties style:use-window-font-color="true" style:font-name="Calibri" fo:font-size="11pt" fo:language="fr" fo:country="FR" officeooo:rsid="00156633" style:letter-kerning="false" style:font-name-asian="DejaVu Sans" style:font-size-asian="11pt" style:language-asian="zh" style:country-asian="CN" style:font-name-complex="Calibri1" style:font-size-complex="11pt" style:language-complex="ar" style:country-complex="SA"/>
    </style:style>
    <style:style style:name="T31" style:family="text">
      <style:text-properties style:use-window-font-color="true" style:font-name="Calibri" fo:font-size="11pt" fo:language="fr" fo:country="FR" officeooo:rsid="00168ad5" style:letter-kerning="false" style:font-name-asian="DejaVu Sans" style:font-size-asian="11pt" style:language-asian="zh" style:country-asian="CN" style:font-name-complex="Calibri1" style:font-size-complex="11pt" style:language-complex="ar" style:country-complex="SA"/>
    </style:style>
    <style:style style:name="T32" style:family="text">
      <style:text-properties style:use-window-font-color="true" style:font-name="Calibri" fo:font-size="11pt" fo:language="fr" fo:country="FR" officeooo:rsid="00173b2e" style:letter-kerning="false" style:font-name-asian="DejaVu Sans" style:font-size-asian="11pt" style:language-asian="zh" style:country-asian="CN" style:font-name-complex="Calibri1" style:font-size-complex="11pt" style:language-complex="ar" style:country-complex="SA"/>
    </style:style>
    <style:style style:name="T33" style:family="text">
      <style:text-properties style:font-name="Calibri" style:font-name-asian="Calibri1"/>
    </style:style>
    <style:style style:name="T34" style:family="text">
      <style:text-properties style:font-name="Calibri" fo:font-size="11pt" style:font-name-asian="Calibri1" style:font-size-asian="11pt" style:font-size-complex="11pt"/>
    </style:style>
    <style:style style:name="T35" style:family="text">
      <style:text-properties officeooo:rsid="00246283"/>
    </style:style>
    <style:style style:name="T36" style:family="text">
      <style:text-properties officeooo:rsid="00256794"/>
    </style:style>
    <style:style style:name="T37" style:family="text">
      <style:text-properties officeooo:rsid="0026714c"/>
    </style:style>
    <style:style style:name="T38" style:family="text">
      <style:text-properties officeooo:rsid="00170c4d"/>
    </style:style>
    <style:style style:name="T39" style:family="text">
      <style:text-properties officeooo:rsid="0018993c"/>
    </style:style>
    <style:style style:name="T40" style:family="text">
      <style:text-properties fo:font-size="11pt" style:font-size-asian="11pt" style:font-size-complex="11pt"/>
    </style:style>
    <style:style style:name="T41" style:family="text">
      <style:text-properties fo:font-size="11pt" fo:language="fr" fo:country="FR" style:letter-kerning="false" style:font-size-asian="11pt" style:font-name-complex="Calibri1"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Rapport du groupe SB-2-GC</text:p>
      <text:h text:style-name="P9" text:outline-level="1">Sommaire :</text:h>
      <text:list xml:id="list4215900003" text:style-name="WWNum1">
        <text:list-item>
          <text:h text:style-name="P11" text:outline-level="2">Intro, présentation du sujet</text:h>
        </text:list-item>
        <text:list-item>
          <text:h text:style-name="P11" text:outline-level="2">Présentation des outils (LIUM, Whisper, Alexa)</text:h>
        </text:list-item>
        <text:list-item>
          <text:h text:style-name="P11" text:outline-level="2">Lancement du jeu, écran d’accueil</text:h>
        </text:list-item>
        <text:list-item>
          <text:h text:style-name="P11" text:outline-level="2">Mode LIUM et Fonctionnement du jeu</text:h>
        </text:list-item>
        <text:list-item>
          <text:h text:style-name="P11" text:outline-level="2">Mode Labyrinthe (Whisper + LIUM)</text:h>
        </text:list-item>
        <text:list-item>
          <text:h text:style-name="P11" text:outline-level="2">Conclusion, présentation graphique des appels de fonctions</text:h>
        </text:list-item>
      </text:list>
      <text:p text:style-name="P1"/>
      <text:h text:style-name="P10" text:outline-level="2">1. Intro, présentation du sujet</text:h>
      <text:p text:style-name="P3"/>
      <text:p text:style-name="P3">Présentation du ReadMe. (Voir fichier sur git)</text:p>
      <text:p text:style-name="P3">Présentation du sujet de base. (Voir fichier sur git)</text:p>
      <text:p text:style-name="P3"/>
      <text:h text:style-name="P10" text:outline-level="2">2. Présentation des outils (LIUM, Whisper) </text:h>
      <text:p text:style-name="P3"/>
      <text:p text:style-name="P3">Etat de l’art de LIUM.</text:p>
      <text:p text:style-name="P3">Etat de l’art de Whisper.</text:p>
      <text:h text:style-name="P10" text:outline-level="2">3. Lancement du jeu, écran d’accueil</text:h>
      <text:p text:style-name="P3"/>
      <text:p text:style-name="P7">- Interface du jeu sur l’accueil :</text:p>
      <text:p text:style-name="P25">l'utilisateur est en premier lieu devant le menu qui lui propose 2 choix par l'intermédiaire de deux bouttons sur un fond d'écran rappelant le théme du jeu.sur le premier bouton situé au centre, il y'a marqué lium et sur le second il est écrit labyrinthe. En fonction du bouton utilisé par l'utilisateur nous aurons deux versions différentes du jeu qui se lanceront. En effet c'est le menu_controller du code qui va réagir a l'aide d'action listener et qui va fermé le Jframe du Menu précédent et lancer les différents mode de jeux avec labyrinthe_launcher.</text:p>
      <text:h text:style-name="P12" text:outline-level="2"><text:span text:style-name="T7">4. </text:span><text:span text:style-name="T8">principe</text:span><text:span text:style-name="T7"> du jeu</text:span></text:h>
      <text:p text:style-name="P7">-<text:span text:style-name="T36">mode lium :</text:span></text:p>
      <text:p text:style-name="P28"><text:span text:style-name="T4">L’</text:span><text:span text:style-name="T5">utilisateur sera sur une carte an ligne droite et devra</text:span><text:span text:style-name="T3"> doit appuyer sur espace </text:span><text:span text:style-name="T22">pour </text:span><text:span text:style-name="T3">activer le micro pendant une durée définie. </text:span><text:span text:style-name="T23">C</text:span><text:span text:style-name="T3">haque personne doit parler </text:span><text:soft-page-break/><text:span text:style-name="T3">séparément pendant 20 secondes (un timer est affiché en bas de l’écran). Une fois l’enregistrement terminé </text:span><text:span text:style-name="T24">un fichier</text:span><text:span text:style-name="T3"> wav sera crée de la durée définie et sera fusionn</text:span><text:span text:style-name="T6">é</text:span><text:span text:style-name="T3"> </text:span><text:span text:style-name="T6">à un autre audio servant de base qui permet d’</text:span><text:span text:style-name="T3">entra</text:span><text:span text:style-name="T6">î</text:span><text:span text:style-name="T3">ner </text:span><text:span text:style-name="T6">LIUM</text:span><text:span text:style-name="T3"> </text:span><text:span text:style-name="T6">afin d’obtenir un résultat </text:span><text:span text:style-name="T3">plus précis. </text:span><text:span text:style-name="T6">Après ça, </text:span><text:span text:style-name="T3">LIUM se lance est réalise une segmentation de l’audio </text:span><text:span text:style-name="T6">indiquant a quel moment le locuteur parle, pendant combien de temps, son genre...</text:span></text:p>
      <text:p text:style-name="P31"><text:span text:style-name="T6">U</text:span><text:span text:style-name="T3">n exemple :</text:span></text:p>
      <text:p text:style-name="P29"><draw:frame draw:style-name="fr2" draw:name="Image4" text:anchor-type="char" svg:x="0.093cm" svg:y="-0.194cm" svg:width="14.365cm" svg:height="6.997cm" draw:z-index="4"><draw:image xlink:href="Pictures/1000020100000385000001B7C192810580C92130.png" xlink:type="simple" xlink:show="embed" xlink:actuate="onLoad" loext:mime-type="image/png"/></draw:frame><text:span text:style-name="T3">Le résultat est renvoyé dans un fichier txt qui sera lu est analysé par plusieurs fonctions. Celles ci renverront le nombre de locuteurs ainsi que le nombre </text:span><draw:frame draw:style-name="fr2" draw:name="Image1" text:anchor-type="char" svg:x="-1.741cm" svg:y="9.435cm" svg:width="10.077cm" svg:height="4.135cm" draw:z-index="2"><draw:image xlink:href="Pictures/100002010000043800000191ACFF438BC07AFB67.png" xlink:type="simple" xlink:show="embed" xlink:actuate="onLoad" loext:mime-type="image/png"/></draw:frame><text:span text:style-name="T3">d’hommes et femmes reconnus.</text:span><draw:frame draw:style-name="fr2" draw:name="Image3" text:anchor-type="char" svg:x="9.01cm" svg:y="9.44cm" svg:width="9.312cm" svg:height="4.187cm" draw:z-index="3"><draw:image xlink:href="Pictures/10000201000003D0000001B72595C81F381B7BB5.png" xlink:type="simple" xlink:show="embed" xlink:actuate="onLoad" loext:mime-type="image/png"/></draw:frame></text:p>
      <text:p text:style-name="P27"><text:span text:style-name="T38">En ce qui concerne les règles du jeu, l</text:span>e nombre de pas <text:span text:style-name="T39">du personnage</text:span> est défini en fonction du genre : si la voix reconnue est celle d’une femme, le personnage se déplacera de deux cases. Si la voix reconnue est celle d’un homme, le personnage se déplacera d’une seule case. </text:p>
      <text:p text:style-name="P7"/>
      <text:p text:style-name="P7">-<text:span text:style-name="T37">fonctionnement du </text:span><text:span text:style-name="T36">mode whisper :</text:span></text:p>
      <text:p text:style-name="P7"><text:soft-page-break/></text:p>
      <text:p text:style-name="P22">-<text:span text:style-name="T37">comment fonctionne whisper :</text:span></text:p>
      <text:p text:style-name="P26"><text:span text:style-name="T37">Le micro se lance, afin de donner une direction au personnage il faut utiliser les indications « gauche », « droite », « haut » ou « bas » en fonction de où on veut se déplacer. (Il est préférable d’utiliser les mots dans une phrase comme par exemple : « Je veux aller à gauche » pour que ça soit plus simple pour Whisper pour reconnaître. Ensuite Whisper se <text:s/>lance et renvoi un fichier txt de la retranscription de ce qui a été dit, une fonction va lire dans ce fichier afin de vérifier l’existence d’une direction. Si celle si existe bien, le programme transfert la direction au personnage qui s’oriente en fonction. <text:s text:c="2"/></text:span></text:p>
      <text:h text:style-name="Heading_20_2" text:outline-level="2"><text:span text:style-name="T1">5</text:span><text:span text:style-name="T7">. I</text:span><text:span text:style-name="T9">nterface du jeu.</text:span></text:h>
      <text:p text:style-name="Standard"/>
      <text:p text:style-name="P7">- Création du panel du jeu :</text:p>
      <text:p text:style-name="P24">A présent intéréssons nous plus en détail a l'interface du jeux. Labyri<text:span text:style-name="T35">nt</text:span>eh_launcher.java extend jframe et est segmenté en borderLayout(), nous avons mis 4 jpanels de sur lequel on a configuré leur background afin de les mettrent de la même couleurs que les arbres du labyrinthe pour les bordures et utiliser la méthode add pour les rajouter borderLayout.NORTH,borderLayout.SOUTH,borderLayout.EAST,borderLayout.WEST! le BorderLayout.CENTER est prévue pour le labyrinthe_Panel qui extends un JPanel et implemente Runnable.</text:p>
      <text:p text:style-name="P7">- Génération du personnage et de son fonctionnement :</text:p>
      <text:p text:style-name="P18">L’import de l’image et l’esthétique du personnage se fait dans « Labyrinthe_Panel ». <text:s/>Je vais vous expliquer la mécanique qui se trouve derrière le personnage, tout d’abord le personnage a une hitbox de forme rectangle, qui est de proportion égale aux tuiles du jeu, ceci permet de positionner le personnage toujours au centre de chaque case avec une marge par rapport aux murs.</text:p>
      <text:p text:style-name="P18">La décision sur l’orientation du personnage se fait justement ici, si nous utilisons les touches du clavier, il réagira et s’adaptera grâce à un switch, de même avec « Whisper » qui renvoie vers le personnage le mot clé et ensuite qui passera par un swich. Ainsi la prise en charge des collisions se fait aussi ici, la vérification se fait à chaque tentative de réorientation et de déplacement.</text:p>
      <text:p text:style-name="P18">Le nombre de case à déplacer se fait par rapport aux résultats de « LIUM », il le calcul comme précisé dans la consigne : 1 case pour un homme et 2 pour une femme, le calcul est toujours adapté aux proportions de la taille des tuiles.</text:p>
      <text:p text:style-name="P18">À la suite de ces traitements, pour éviter de devoir lancer « LIUM » à chaque fois <text:soft-page-break/>pour le faire avancer, il pré-enregistre et met à disposition des valeurs de sauvegardes, ce sont les « steps » que vous voyez à droite de l’écran du jeu, il s’actualise à toute actions.</text:p>
      <text:p text:style-name="P15"/>
      <text:p text:style-name="P7">- Génération de la carte par lecture de texte :</text:p>
      <text:p text:style-name="P8">Penchons nous sur a présent sur la matérialisation du plateau. Les tableaux sont des fichiers .txt de 38 colonnes et 22 lignes composé de 0,1,2,3,4,5 et de 6. ces numéros seront interprétés de maniére a faire la map en fonction d'eux. Une tile leur sera attribué en fonction de leur valeur. Les tiles sont des objets constitués d'une BufferedImage et d'un boolean collsion.Par la fonction getTileImage() du fichier Tile_controller.java on va pouvoir faire un tableau de tile qui va répertorié toutes les tiles possible en fonction des valeurs donc 7 tiles différents.</text:p>
      <text:p text:style-name="P8">//screen des 7 images .png et screen de la fonction getTileImage() pour illustrer propos</text:p>
      <text:p text:style-name="P24">Comme nous pouvons le voir juste au dessus chaque tiles va être crée, leur attribuer une image situé dans src/ressources/labyrinthe/ et initialisé le boolean collision a true sauf <text:s/>Tile[1]. Le joueur se déplaceront donc sur les 1 des fichiers map.txt alors que les autres valeurs permettront d'implémenter les arbes autour du personnage et les portails de début et fin de niveau. en effet le 0 représente le haut des arbres, les 1 la galleries ou le joueur peut passer, le 2 le bas de l'arbre, le 3 le tronc de l'arbre, le 4 le haut du portail, le 5 le milieu du portail et le 6 le bas du portail.</text:p>
      <text:p text:style-name="P23">-<text:span text:style-name="T37">collision de la carte et du héros :</text:span></text:p>
      <text:p text:style-name="P8">maintenant qu'on implémenté le labyrinthe et le héros il faut s'assurer que les collisions fonctionnent et on va s'assurer de ça a l'aide du fichier Collision_checker.java. ce fichier va nous permettre de vérifié que les dimensions du héros (ça hitbox) ne rentre jamais dans un tiles ou il n'est pas sensé aller. Elle va faire cela a l'aide de la fonction checkTile(entity e) qui va voir en fonction de la direction que prend le héro c'est a dire up,d<text:span text:style-name="T36">ow</text:span>n,leftt et right et agir en conséquence dans le cas pou il rentre en collision avec un objet en stoppant le héro.</text:p>
      <text:p text:style-name="P8"><draw:frame draw:style-name="fr1" draw:name="Image2" text:anchor-type="char" svg:x="-0.06cm" svg:y="-0.399cm" svg:width="14.459cm" svg:height="8.451cm" draw:z-index="1"><draw:image xlink:href="Pictures/10000201000002EF000001B7D6F6FC9F04F78BE0.png" xlink:type="simple" xlink:show="embed" xlink:actuate="onLoad" loext:mime-type="image/png"/></draw:frame><text:soft-page-break/></text:p>
      <text:p text:style-name="P20"/>
      <text:p text:style-name="P20"/>
      <text:p text:style-name="P20"/>
      <text:p text:style-name="P20"/>
      <text:p text:style-name="P20"/>
      <text:p text:style-name="P20"/>
      <text:p text:style-name="P20"/>
      <text:p text:style-name="P20"/>
      <text:p text:style-name="P16"><text:span text:style-name="T1"/></text:p>
      <text:p text:style-name="Standard"/>
      <text:p text:style-name="P4">-<text:span text:style-name="T10">Génération aléatoire de la carte :</text:span></text:p>
      <text:p text:style-name="P30"><text:span text:style-name="T3">Alors que dans le mode </text:span><text:span text:style-name="T25">Lium, la map est générée en faisant appel à un fichier.txt déjà déterminé dans les fichier du jeu (en l’occurence une ligne droite), dans le mode complet Layrinthe, la classe Labyrinthe fait appel à une classe map qui va initialiser une nouvelle carte aléatoirement à chaque partie.</text:span></text:p>
      <text:p text:style-name="P32"><draw:frame draw:style-name="fr1" draw:name="Image6" text:anchor-type="char" svg:x="-0.235cm" svg:y="0.781cm" svg:width="16.591cm" svg:height="7.555cm" draw:z-index="5"><draw:image xlink:href="Pictures/100002010000048E00000213A0F70643CF1B61F2.png" xlink:type="simple" xlink:show="embed" xlink:actuate="onLoad" loext:mime-type="image/png"/></draw:frame></text:p>
      <text:p text:style-name="P30"><text:span text:style-name="T26">Dans la classe Map, l’attribut map (un tableau de tableau de int) qui va déterminer la nouvelle carte va être initialisé de façon aléatoire à l’aide de la fonction </text:span><text:soft-page-break/><text:span text:style-name="T26">genererLabyrinthe(int longueur, int largeur) qui se base sur le « backtracking », c’est à dire le fait de revenir en arrière </text:span><text:span text:style-name="T27">dans le</text:span><text:span text:style-name="T26"> code lorsqu’on rencontre un blocage. </text:span><text:span text:style-name="T27">Succinctement, celle-ci fonctionne de la façon suivante :</text:span></text:p>
      <text:p text:style-name="P17"><text:span text:style-name="T30">Après avoir défini les dimensions du labyrinthes avec les deux attribut de la fonction, puis choisi aléatoirement le point de départ et le point d’arrivée du lab</text:span><text:span text:style-name="T31">yrinthe, le programme établi un chemin <text:s/>en stockant <text:s/>la case courante(là où en est le chemin) dans une pile, puis ses cases dites « voisines »(à deux cases d’elles et dans les limites du terrain). </text:span><text:span text:style-name="T32">Une de ces cases voisines </text:span><text:span text:style-name="T31"><text:s/></text:span><text:span text:style-name="T32">est choisie aléatoirement comme nouvelle case courante et la case intermédiaire entre l’ancienne et la nouvelle case courante est également convertie en chemin. Lorsque l'algorithme atteint une situation où aucune case voisine non visitée n'est disponible, cela signifie qu'il s'est retrouvé dans une impasse. À ce stade, il retire la case courante de la pile et revient à la case précédente pour explorer d'autres chemins possibles.</text:span><text:span text:style-name="T41">En revenant en arrière, l'algorithme continue à retirer des cases de la pile jusqu'à ce qu'il atteigne une case qui a encore des cases voisines non visitées. À partir de cette case, il choisit à nouveau une case voisine aléatoire et poursuit le processus d'exploration.</text:span></text:p>
      <text:p text:style-name="P17"><text:span text:style-name="T41"/></text:p>
      <text:h text:style-name="Heading_20_2" text:outline-level="2"><text:span text:style-name="T2">6</text:span><text:span text:style-name="T7">. Conclusion, présentation graphique des appels de fonctions</text:span></text:h>
      <text:p text:style-name="P1"/>
      <text:p text:style-name="P7">-<text:span text:style-name="T40"> Présentation d’UML du jeu :</text:span><text:span text:style-name="T34">pour une meilleur compréhension du déroulement de notre jeu au niveau du code c’est a dire quel fichier est appelé a quel moment nous avons construis un UML (Unified Modeling Language).</text:span></text:p>
      <text:p text:style-name="P5"><draw:frame draw:style-name="fr1" draw:name="Image5" text:anchor-type="char" svg:x="0.476cm" svg:y="-0.3cm" svg:width="13.469cm" svg:height="13.458cm" draw:z-index="0"><draw:image xlink:href="Pictures/100000000000057A000005794B2B9381AD98FBD2.pdf" xlink:type="simple" xlink:show="embed" xlink:actuate="onLoad" loext:mime-type="application/pdf"/><draw:image xlink:href="Pictures/100000000000057A000005793AECEDDCF92AFB0D.png" xlink:type="simple" xlink:show="embed" xlink:actuate="onLoad" loext:mime-type="image/png"/></draw:frame><text:soft-page-break/></text:p>
      <text:p text:style-name="P5"/>
      <text:p text:style-name="P5"/>
      <text:p text:style-name="P2"/>
      <text:p text:style-name="P7"/>
      <text:p text:style-name="P7"/>
      <text:p text:style-name="P7"/>
      <text:p text:style-name="P7"/>
      <text:p text:style-name="P7"/>
      <text:p text:style-name="P7"/>
      <text:p text:style-name="P7"/>
      <text:p text:style-name="P7"/>
      <text:p text:style-name="P7"/>
      <text:p text:style-name="P7"/>
      <text:p text:style-name="P7">-déroulement du jeu :</text:p>
      <text:p text:style-name="P8"><text:s/>Si l'utilisateur a appuyé sur le bouton lium du menu alors menu_controlleur créera le labyrinthe_launcher avec le boolean false ce qui donnera la version du jeux ou le personnage se meut par la voix de l'utilisateur grâce a la librairie Lium et whisper. Et quand le bouton labyrinthe est utilisé alors le labyrinthe_launcher est créé avec le boolean true et on peut le déplacer par les touches "Z" pour aller vers le haut, "Q" pour aller vers la gauche, "D" pour aller vers la droite et le "S" pour aller vers le bas. Le niveau est fait de maniére a ce le joueur se déplace jusqu'a la fin ou il y a un portail qui émménera le joueur dans la deuxiéme map prévu.</text:p>
      <text:p text:style-name="P8">le mode de jeu avec lium lance les même labyrinthe mais le personnage se déplace avec la voix de l'utilisateur a droite, a gauche, en haut ou a droite grâce a la librairie whisper et il reconnait le nombre de personne qui parle et se déplace ou moins en fonction du genre de l'utilisateur.</text:p>
      <text:p text:style-name="P8"/>
      <text:p text:style-name="P8"><text:soft-page-break/></text:p>
      <text:p text:style-name="P8"/>
      <text:p text:style-name="P6"/>
      <text:p text:style-name="P8"/>
      <text:p text:style-name="P6"/>
      <text:p text:style-name="P6"/>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Segoe UI" style:font-size-asian="11pt" style:language-asian="zh" style:country-asian="CN"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fr" fo:country="FR" style:letter-kerning="true" style:font-name-asian="Segoe UI" style:font-size-asian="11pt" style:language-asian="zh" style:country-asian="CN"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fr" fo:country="FR" style:letter-kerning="true" style:font-name-asian="Segoe UI" style:font-family-asian="'Segoe UI'" style:font-family-generic-asian="system" style:font-pitch-asian="variable" style:font-size-asian="11pt" style:language-asian="zh" style:country-asian="CN"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Segoe UI" style:font-family-asian="'Segoe U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Segoe UI" style:font-family-asian="'Segoe UI'" style:font-family-generic-asian="system" style:font-pitch-asian="variable" style:font-size-asian="13pt" style:font-name-complex="Tahoma" style:font-family-complex="Tahoma" style:font-family-generic-complex="system" style:font-pitch-complex="variable" style:font-size-complex="13pt"/>
    </style:style>
    <style:style style:name="Titre_20_3_20_Car" style:display-name="Titre 3 Car" style:family="text" style:parent-style-name="Default_20_Paragraph_20_Font">
      <style:text-properties fo:color="#1f3763" style:font-name="Calibri Light" fo:font-family="'Calibri Light'"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13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avid YU</meta:initial-creator>
    <dc:language>fr-FR</dc:language>
    <meta:editing-cycles>26</meta:editing-cycles>
    <meta:editing-duration>PT2H57M32S</meta:editing-duration>
    <meta:generator>LibreOffice/6.4.7.2$Linux_X86_64 LibreOffice_project/40$Build-2</meta:generator>
    <dc:date>2023-05-11T01:31:48.557997591</dc:date>
    <meta:document-statistic meta:table-count="0" meta:image-count="6" meta:object-count="0" meta:page-count="8" meta:paragraph-count="49" meta:word-count="1678" meta:character-count="9740" meta:non-whitespace-character-count="810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